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sup>
                  <mi>e</mi>
                  <mi>x</mi>
                </msup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sup>
                    <mi>e</mi>
                    <mrow>
                      <mi>x</mi>
                      <mo stretchy="false">+</mo>
                      <mi>h</mi>
                    </mrow>
                  </msup>
                  <mo stretchy="false">−</mo>
                  <msup>
                    <mi>e</mi>
                    <mi>x</mi>
                  </msup>
                </mrow>
                <mi>h</mi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sup>
                  <mi>e</mi>
                  <mi>x</mi>
                </msup>
              </mrow>
              <mo stretchy="false">∗</mo>
              <mfrac>
                <mrow>
                  <msup>
                    <mi>e</mi>
                    <mi>h</mi>
                  </msup>
                  <mo stretchy="false">−</mo>
                  <mn>1</mn>
                </mrow>
                <mi>h</mi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sup>
                <mi>e</mi>
                <mi>x</mi>
              </msup>
              <mo stretchy="false">∗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i>e</mi>
                      <mi>h</mi>
                    </msup>
                    <mo stretchy="false">−</mo>
                    <mn>1</mn>
                  </mrow>
                  <mi>h</mi>
                </mfrac>
              </mrow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sup>
                  <mi>e</mi>
                  <mi>x</mi>
                </msup>
                <mo stretchy="false">∗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/>
        </mtd>
      </mtr>
      <mtr>
        <mtd>
          <mrow>
            <mspace width="0.5em"/>
            <mo stretchy="false">=</mo>
            <msup>
              <mi>e</mi>
              <mi>x</mi>
            </msup>
          </mrow>
        </mtd>
      </mtr>
    </mtable>
    <annotation encoding="StarMath 5.0">(e^x)'
newline
newline
`=lim from {h rightarrow 0}{{e^{ x+h }-e^x} over h}
newline
newline
`=lim from {h rightarrow 0}e^x*{{e^{ h }-1} over h}
newline
newline
`=e^x*lim from {h rightarrow 0}{{e^{ h }-1} over h}
newline
newline
`=e^x*ln( e )
newline
newline
`=e^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01:14.089095518</meta:creation-date>
    <dc:date>2016-04-01T08:13:47.877426237</dc:date>
    <meta:editing-duration>PT3M48S</meta:editing-duration>
    <meta:editing-cycles>2</meta:editing-cycles>
    <meta:generator>LibreOffice/5.0.5.2$Linux_X86_64 LibreOffice_project/00$Build-2</meta:generator>
  </office:meta>
</office:document-meta>
</file>